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5037"/>
    <style:style style:name="ce6" style:family="table-cell" style:parent-style-name="Default" style:data-style-name="N5132">
      <style:table-cell-properties style:rotation-align="none"/>
    </style:style>
    <style:style style:name="ce7" style:family="table-cell" style:parent-style-name="Default" style:data-style-name="N5044"/>
    <style:style style:name="ce8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4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5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6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6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6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7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8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8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8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7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8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8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8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8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8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8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8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8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8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7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8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8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8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8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8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8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7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8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8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7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8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5" office:value-type="date" office:date-value="2014-04-12">
            <text:p>04/12/14</text:p>
          </table:table-cell>
          <table:table-cell table:style-name="ce8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8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8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5" office:value-type="date" office:date-value="2014-04-13">
            <text:p>04/13/14</text:p>
          </table:table-cell>
          <table:table-cell table:style-name="ce8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8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8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8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7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8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8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8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8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4">
            <text:p>04/14/14</text:p>
          </table:table-cell>
          <table:table-cell table:style-name="ce8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8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8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8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5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8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8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8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8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8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8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8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8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5" office:value-type="date" office:date-value="2014-04-17">
            <text:p>04/17/14</text:p>
          </table:table-cell>
          <table:table-cell table:style-name="ce8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8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8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8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 office:value-type="string">
            <text:p>3 hours 34</text:p>
          </table:table-cell>
          <table:table-cell office:value-type="string">
            <text:p>6:53-7:00</text:p>
          </table:table-cell>
          <table:table-cell table:number-columns-repeated="102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17T19:00:31</dc:date>
    <meta:generator>LibreOffice/3.5$Linux_X86_64 LibreOffice_project/350m1$Build-2</meta:generator>
    <meta:editing-duration>P2DT5H27M4S</meta:editing-duration>
    <meta:editing-cycles>111</meta:editing-cycles>
    <meta:document-statistic meta:table-count="1" meta:cell-count="21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